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0.8744in"/>
    </style:style>
    <style:style style:name="co4" style:family="table-column">
      <style:table-column-properties fo:break-before="auto" style:column-width="9.7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6.2854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6.5929in"/>
    </style:style>
    <style:style style:name="co9" style:family="table-column">
      <style:table-column-properties fo:break-before="auto" style:column-width="10.0563in"/>
    </style:style>
    <style:style style:name="co10" style:family="table-column">
      <style:table-column-properties fo:break-before="auto" style:column-width="12.6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Consolas" fo:font-weight="bold" style:font-weight-asian="bold" style:font-weight-complex="bold"/>
    </style:style>
    <style:style style:name="ce5" style:family="table-cell" style:parent-style-name="Default" style:data-style-name="N100">
      <style:text-properties style:font-name="Consolas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nk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Signature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XPAT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Xml.XPath.XPathDocument : void .ctor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IO.Directory : System.IO.DirectoryInfo CreateDirectory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Microsoft.AspNet.Identity.EntityFramework.IdentityDbContext`1 : void .ctor(System.String, bool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Microsoft.AspNet.Identity.EntityFramework.IdentityUser`4 : void set_UserName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Microsoft.AspNet.Identity.EntityFramework.IdentityUser`4 : void set_Email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Microsoft.AspNet.Identity.UserManager`2 : void set_PasswordValidator(Microsoft.AspNet.Identity.IIdentityValidator`1&lt;System.String&gt;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NReco.PdfGenerator.HtmlToPdfConverter : uint8[] GeneratePdf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IO.TextWriter : void WriteLine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IO.TextWriter : void Write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utSystems.HubEdition.RuntimePlatform.Db.OSList`1 : void Append(#!0)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IO.DirectoryInfo : System.IO.FileSystemInfo[] GetFileSystemInfos(System.String)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System.Net.Dns : System.Net.IPHostEntry GetHostEntry(System.String)</text:p>
          </table:table-cell>
          <table:table-cell table:style-name="Default" table:number-columns-repeated="16380"/>
        </table:table-row>
        <table:table-row table:style-name="ro1" table:number-rows-repeated="33">
          <table:table-cell table:number-columns-repeated="3"/>
          <table:table-cell table:style-name="ce6"/>
          <table:table-cell table:style-name="Default"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for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6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Signature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IO.Path : System.String GetFileNameWithoutExtension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ystem.DateTime : System.String ToString(System.IFormatProvider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Environment : System.String get_NewLine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System.Reflection.ParameterInfo : System.String get_Name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DateTime : System.String ToString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Text.Encoding : uint8[] GetBytes(System.String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Type : System.String get_FullName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Reflection.MemberInfo : System.String get_Name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String SerializeObject(System.Object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Exception get_InnerException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Exception : System.String get_Message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iagnostics.EventLog : System.String get_Source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iagnostics.EventLog : System.String get_Log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eTime : int32 get_Year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Globalization.DateTimeFormatInfo : System.String GetAbbreviatedMonthName(int32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String GetAbbreviatedMonthName(int32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eTime : int32 get_Month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IO.FileInfo : System.String get_DirectoryName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ystem.Xml.XmlNode : System.String get_Value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Xml.XmlAttributeCollection : System.Xml.XmlAttribute get_ItemOf(System.String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cryptionDLL.Encryption : System.String Decrypt(System.String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Configuration.ConnectionStringSettings get_Item(System.String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Collections.Specialized.NameValueCollection get_AppSettings()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ntities.Common.ConfigModelFileImport : System.String get_FilePath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IO.FileSystemInfo : System.String get_FullName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ntities.Common.ConfigModel : System.String get_StubPath() 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IO.FileSystemInfo : System.String get_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Configuration.ConfigurationManager : System.Object GetSection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SqlTypes.SqlString : System.String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IO.DirectoryInfo : System.IO.FileInfo[] GetFiles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tatic System.IO.Directory : System.String GetCurrentDirectory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Configuration.ConnectionStringSettings : System.String get_ConnectionString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DataColumn : System.String get_ColumnNam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Common.DbParameter : System.String get_ParameterNam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Common.DbParameter : System.Object get_Valu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IO.File : System.String ReadAllText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IO.StringWriter : void .ctor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IO.Directory : System.String GetCurrentDirectory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Raqmiyat.Infrastructure.Utils.EncryptDecrypt : System.String Decrypt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SqlTypes.SqlString : System.String get_Valu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Security.Cryptography.HashAlgorithm : uint8[] ComputeHash(uint8[]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Xml.XPath.XPathNavigator : System.Object Evaluate(System.String, System.Xml.IXmlNamespaceResolver) </text:p>
          </table:table-cell>
          <table:table-cell office:value-type="string" calcext:value-type="string">
            <text:p>PC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Text.RegularExpressions.Capture : System.String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ComponentModel.TypeConverter : System.Object ConvertFromString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Web.Script.Serialization.JavaScriptSerializer : #!!0 Deserialize&lt;System.Object&gt;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Item : System.String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1</text:p>
          </table:table-cell>
          <table:table-cell table:style-name="ce7" office:value-type="string" calcext:value-type="string">
            <text:p>System.Xml.XPath.XPathNavigator : System.String GetAttribute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Item : System.String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ComponentModel.TypeConverter : System.Object ConvertFromString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Xml.XPath.XPathNavigator : System.String GetAttribute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Configuration.WebConfigurationManager : System.Collections.Specialized.NameValueCollection get_AppSettings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Text.RegularExpressions.Regex : System.String Replace(System.String, System.String, System.Text.RegularExpressions.MatchEvaluator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HttpRuntime : System.String get_AppDomainAppPath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indows.Forms.Application : System.String get_StartupPath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,2</text:p>
          </table:table-cell>
          <table:table-cell table:style-name="ce7" office:value-type="string" calcext:value-type="string">
            <text:p>System.Text.RegularExpressions.Regex : System.String Replace(System.String, 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tatic System.IO.Directory : System.String[] GetFiles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IO.Path : System.String GetTempFile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IO.Directory : System.String[] GetFiles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indows.Forms.FolderBrowserDialog : System.String get_SelectedPath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Web.Routing.RouteValueDictionary : System.Object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PCM.BaseDAL : System.String executeScalar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IO.Path : System.String GetTempPath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Globalization.CultureInfo : System.String get_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DirectoryServices.PropertyCollection : System.DirectoryServices.PropertyValueCollection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Security.MembershipUser : System.String get_User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Environment : System.String get_Machine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base.Data.AseClient.AseConnection : System.String get_DriverVersion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Web.HttpContext : System.Object GetGlobalResourceObject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Text.Encoding : System.Text.Encoding get_UTF8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Net.Mail.MailAddress : void .ctor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Text.RegularExpressions.Regex : bool IsMatch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Net.Mail.MailMessage : void .c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</text:p>
          </table:table-cell>
          <table:table-cell table:style-name="ce7" office:value-type="string" calcext:value-type="string">
            <text:p>WebApp.RateCalcService.IRateCalc : System.String CalcLoadPoolOnline(int32, char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Globalization.TextInfo : System.String get_ListSepar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Text.RegularExpressions.Regex : System.String Replace(System.String, System.Text.RegularExpressions.MatchEvaluator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IO.File : System.IO.StreamReader OpenText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Text.RegularExpressions.Regex : System.String Replace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Document : System.Xml.XPath.XPathNavigator CreateNavig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mlNode : System.Xml.XPath.XPathNavigator CreateNavig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Security.ValidatePasswordEventArgs : System.String get_Password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Security.MembershipProvider : System.String get_PasswordStrengthRegularExpression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Uri : System.String get_PathAndQuery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UI.WebControls.ParameterCollection : System.Collections.Specialized.IOrderedDictionary GetValues(System.Web.HttpContext, System.Web.UI.Control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UI.WebControls.TreeNode : System.String get_NavigateUrl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Reflection.Assembly : System.IO.Stream GetManifestResourceStrea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UI.LiteralControl : System.String get_Text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Web.SiteMapNode : System.String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Text.RegularExpressions.MatchEvaluator : void .ctor(System.Object, int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Common.DbCommand : System.Object ExecuteScala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DictionaryEntry : System.Object get_Key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nfiguration.ConnectionStringSettingsCollection : System.Configuration.ConnectionStringSettings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ETHIX_PCD_Admin.DbContext.IContext : System.Object GetValue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Common.DbProviderFactory : System.Data.Common.DbConnection CreateConnection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Common.DbConnection : System.Data.Common.DbCommand CreateCommand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Data.Common.DbDataReader : System.Object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DataRow : System.Object get_Item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DataRow : System.Object get_Item(System.Data.DataColumn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Navigator : System.String get_OuterXml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Text.RegularExpressions.Regex : System.String[] Split(System.String, 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Uri : System.String get_AbsoluteUri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IO.File : System.IO.FileStream OpenRead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Specialized.NameObjectCollectionBase/KeysCollection : System.Collections.IEnumerator GetEnumer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Text.RegularExpressions.Regex : System.String Replace(System.String, System.String, System.String, System.Text.RegularExpressions.RegexOptions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Globalization.NumberFormatInfo : System.String get_CurrencyDecimalSepar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Globalization.NumberFormatInfo : System.String get_NegativeSign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Globalization.NumberFormatInfo : System.String get_NumberDecimalSepara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Decimal : System.Decimal Parse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Hashtable : System.Collections.ICollection get_Keys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Data.IDataRecord : System.Object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Exception : System.Type GetTyp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Common.DbDataReader : System.Object GetValue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UI.WebControls.ListControl : System.String get_Selected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HttpResponse : System.IO.Stream get_OutputStream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IO.File : System.IO.StreamWriter CreateText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Navigator : System.String get_Local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Net.Dns : System.String GetHost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Xml.XPath.XPathNodeIterator : System.Xml.XPath.XPathNavigator get_Current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Xml.XPath.XPathNavigator : System.Xml.XPath.XPathNavigator SelectSingleNode(System.String, System.Xml.IXmlNamespaceResolver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Security.Principal.IIdentity : System.String get_Nam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SessionState.HttpSessionState : System.String get_SessionID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Web.SessionState.HttpSessionState : System.Object get_Item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OleDb.OleDbConnectionStringBuilder : void .c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UI.WebControls.TableCellCollection : System.Web.UI.WebControls.TableCell get_Item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Math : System.Decimal Round(System.Decimal, 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ecimal : void .ctor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ecimal : System.String ToString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Web.Security.Roles : System.String[] GetRolesForUser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ETHIX_PCD_Admin.DbContext.IContext : System.Object Execute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Xml.XPath.XPathNavigator : System.String get_InnerXml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icrosoft.AspNet.SignalR.Hubs.HubCallerContext : System.String get_ConnectionId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eTime : System.DateTime get_Now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irectoryServices.PropertyValueCollection : System.Object get_Valu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eTime : System.DateTime get_Today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Decimal : System.String ToString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Web.UI.WebControls.TableCell : System.String get_Text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Common.DbDataReader : int16 GetInt16(int32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IDataRecord : System.String GetString(int32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Data.Common.DbConnection : System.String get_ConnectionString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Security.Cryptography.DeriveBytes : uint8[] GetBytes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Web.Security.Membership : System.String GeneratePassword(int32, 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Generic.SortedDictionary`2&lt;System.String, System.String&gt; : #!1 get_Item(#!0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</text:p>
          </table:table-cell>
          <table:table-cell table:style-name="ce7" office:value-type="string" calcext:value-type="string">
            <text:p>System.Text.RegularExpressions.Regex : System.String Replace(System.String, System.String, System.Text.RegularExpressions.MatchEvaluator, System.Text.RegularExpressions.RegexOptions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DataTable : void .ctor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Func`3&lt;System.Runtime.CompilerServices.CallSite, System.Object, System.Object&gt; : #!2 Invoke(#!0, #!1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Data.Common.DbDataReader : System.Object get_Item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PCM.BaseDAL : System.Data.DataTable getDataTable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char : char Parse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Text.RegularExpressions.Regex : System.String Escape(System.String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System.Data.IDataRecord : System.Object get_Item(int32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Generic.SortedDictionary`2&lt;System.String, System.String&gt; : #!1 get_Item(#!0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Generic.SortedDictionary`2&lt;ETHIX_PCD_Admin.Security.MembershipProviderSqlStatement, System.String&gt; : #!1 get_Item(#!0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Collections.Generic.SortedDictionary`2&lt;ETHIX_PCD_Admin.Security.RoleProviderSqlStatement, System.String&gt; : #!1 get_Item(#!0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Linq.Enumerable : #!!0 FirstOrDefault&lt;System.String&gt;(System.Collections.Generic.IEnumerable`1&lt;#!!0&gt;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Nullable`1&lt;System.Decimal&gt; : #!0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Nullable`1&lt;int16&gt; : #!0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Nullable`1&lt;int32&gt; : #!0 get_Value(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table:style-name="ce7" office:value-type="string" calcext:value-type="string">
            <text:p>System.Func`3&lt;System.Runtime.CompilerServices.CallSite, System.Object, int32&gt; : #!2 Invoke(#!0, #!1)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Xml.XmlNamespaceManager : void .ctor(System.Xml.XmlNameTabl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Xml.XPath.XPathNavigator : System.Xml.XmlNameTable get_NameTable(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Xml.XPath.XPathNavigator : System.Object Evaluate(System.String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System.Data.DataTable CheckFileBeforImport(System.String, System.String, System.String)</text:p>
          </table:table-cell>
          <table:table-cell table:number-columns-repeated="16380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irect" table:style-name="ta1">
        <table:table-column table:style-name="co1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number-columns-repeated="16379" table:default-cell-style-name="ce5"/>
        <table:table-row table:style-name="ro1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Signature</text:p>
          </table:table-cell>
          <table:table-cell table:style-name="ce4" table:number-columns-repeated="16379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urce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9" table:default-cell-style-name="ce5"/>
        <table:table-column table:style-name="co5" table:number-columns-repeated="16379" table:default-cell-style-name="ce5"/>
        <table:table-row table:style-name="ro1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Indirect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Signature</text:p>
          </table:table-cell>
          <table:table-cell table:style-name="ce4" table:number-columns-repeated="16379"/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ystem.Web.Http.Controllers.ReflectedHttpParameterDescriptor : System.Reflection.ParameterInfo get_ParameterInfo(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.Object get_Item(System.String)</text:p>
          </table:table-cell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known" table:style-name="ta1">
        <table:table-column table:style-name="co10" table:default-cell-style-name="ce5"/>
        <table:table-column table:style-name="co5" table:number-columns-repeated="16380" table:default-cell-style-name="ce5"/>
        <table:table-row table:style-name="ro1">
          <table:table-cell table:style-name="ce4" office:value-type="string" calcext:value-type="string">
            <text:p>Signature</text:p>
          </table:table-cell>
          <table:table-cell table:style-name="ce4" table:number-columns-repeated="16380"/>
        </table:table-row>
        <table:table-row table:style-name="ro1" table:number-rows-repeated="9">
          <table:table-cell/>
          <table:table-cell table:style-name="ce4" table:number-columns-repeated="16380"/>
        </table:table-row>
        <table:table-row table:style-name="ro1" table:number-rows-repeated="1048565">
          <table:table-cell table:number-columns-repeated="16381"/>
        </table:table-row>
        <table:table-row table:style-name="ro1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9:13:29.9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7T16:09:25.954000000</dc:date>
    <meta:editing-duration>P22DT12H8M49S</meta:editing-duration>
    <meta:editing-cycles>278</meta:editing-cycles>
    <meta:generator>LibreOffice/7.6.2.1$Windows_X86_64 LibreOffice_project/56f7684011345957bbf33a7ee678afaf4d2ba333</meta:generator>
    <meta:document-statistic meta:table-count="5" meta:cell-count="614" meta:object-count="0"/>
  </office:meta>
</office:document-meta>
</file>